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6.231cm"/>
    </style:style>
    <style:style style:name="gr4" style:family="graphic" style:parent-style-name="standard">
      <style:graphic-properties draw:textarea-horizontal-align="justify" draw:textarea-vertical-align="top" draw:auto-grow-height="false" fo:min-height="7.878cm" fo:min-width="13.724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6" style:family="graphic" style:parent-style-name="objectwithoutfill">
      <style:graphic-properties draw:marker-end="Arrow" draw:marker-end-width="0.3cm" draw:fill="none" draw:textarea-vertical-align="to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655cm" fo:min-width="4.453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2.671cm" fo:min-width="4.415cm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1.655cm" fo:min-width="2.54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379cm" fo:min-width="2.168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14" style:family="graphic" style:parent-style-name="standard">
      <style:graphic-properties draw:textarea-horizontal-align="justify" draw:textarea-vertical-align="middle" draw:auto-grow-height="false" fo:min-height="0.47cm" fo:min-width="2.734cm"/>
    </style:style>
    <style:style style:name="gr15" style:family="graphic" style:parent-style-name="objectwithoutfill">
      <style:graphic-properties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826cm" svg:height="1.524cm" svg:x="1.889cm" svg:y="1.254cm">
          <text:p text:style-name="P1">TrainingData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699cm" svg:height="1.778cm" svg:x="13.446cm" svg:y="1.254cm">
          <text:p text:style-name="P1">Video Frame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731cm" svg:height="2.921cm" svg:x="8.785cm" svg:y="14.359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4.224cm" svg:height="8.128cm" svg:x="5.102cm" svg:y="4.81cm">
          <text:p text:style-name="P1"><text:span text:style-name="T1">FeatureExtra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9.906cm" svg:height="2.286cm" svg:x="7.223cm" svg:y="18.15cm">
          <text:p text:style-name="P1">False-positive Filter/ HeatMa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795cm" svg:y1="3.032cm" svg:x2="12.214cm" svg:y2="4.81cm" draw:start-shape="id1" draw:start-glue-point="2" draw:end-shape="id2" svg:d="M15795 3032v889h-3581v889" svg:viewBox="0 0 3582 1779">
          <text:p text:style-name="P1">Image</text:p>
        </draw:connector>
        <draw:connector draw:style-name="gr7" draw:text-style-name="P3" draw:layer="layout" svg:x1="12.15cm" svg:y1="17.28cm" svg:x2="12.176cm" svg:y2="18.15cm" draw:start-shape="id3" draw:start-glue-point="2" draw:end-shape="id4" draw:end-glue-point="0" svg:d="M12150 17280v435h26v435" svg:viewBox="0 0 27 871">
          <text:p text:style-name="P1">detected windows</text:p>
        </draw:connector>
        <draw:connector draw:style-name="gr7" draw:text-style-name="P3" draw:layer="layout" svg:x1="12.214cm" svg:y1="12.938cm" svg:x2="12.15cm" svg:y2="14.359cm" draw:start-shape="id2" draw:start-glue-point="2" draw:end-shape="id3" draw:end-glue-point="0" svg:d="M12214 12938v710h-64v711" svg:viewBox="0 0 65 1422">
          <text:p text:style-name="P1"/>
          <text:p text:style-name="P1"/>
          <text:p text:style-name="P1">feature_vectors</text:p>
          <text:p text:style-name="P1">search_windows<text:line-break/></text:p>
        </draw:connector>
        <draw:connector draw:style-name="gr6" draw:text-style-name="P5" draw:layer="layout" svg:x1="4.302cm" svg:y1="2.778cm" svg:x2="12.214cm" svg:y2="4.81cm" draw:start-shape="id5" draw:start-glue-point="6" draw:end-shape="id2" draw:end-glue-point="0" svg:d="M4302 2778v1017h7912v1015" svg:viewBox="0 0 7913 2033">
          <text:p text:style-name="P4">image locations</text:p>
        </draw:connector>
        <draw:custom-shape draw:style-name="gr8" draw:text-style-name="P6" xml:id="id6" draw:id="id6" draw:layer="layout" svg:width="4.953cm" svg:height="1.905cm" svg:x="9.293cm" svg:y="7.604cm">
          <text:p text:style-name="P1">Window<text:line-break/>Plan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7" draw:id="id7" draw:layer="layout" svg:width="4.915cm" svg:height="2.921cm" svg:x="5.483cm" svg:y="9.763cm">
          <text:p text:style-name="P1">HOG</text:p>
          <text:p text:style-name="P1">Extractor</text:p>
          <text:p text:style-name="P1">(single/multi window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8" draw:id="id8" draw:layer="layout" svg:width="3.048cm" svg:height="1.905cm" svg:x="15.008cm" svg:y="9.509cm">
          <text:p text:style-name="P1">Color</text:p>
          <text:p text:style-name="P1">Extrac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1.769cm" svg:y1="9.509cm" svg:x2="10.398cm" svg:y2="11.223cm" draw:start-shape="id6" draw:start-glue-point="2" draw:end-shape="id7" draw:end-glue-point="1" svg:d="M11769 9509v1714h-1371" svg:viewBox="0 0 1372 1715">
          <text:p/>
        </draw:connector>
        <draw:connector draw:style-name="gr6" draw:text-style-name="P3" draw:layer="layout" svg:x1="11.769cm" svg:y1="9.509cm" svg:x2="15.008cm" svg:y2="10.461cm" draw:start-shape="id6" draw:start-glue-point="2" draw:end-shape="id8" draw:end-glue-point="3" svg:d="M11769 9509v952h3239" svg:viewBox="0 0 3240 953">
          <text:p text:style-name="P1">windows</text:p>
          <text:p text:style-name="P1">Img</text:p>
        </draw:connector>
        <draw:custom-shape draw:style-name="gr12" draw:text-style-name="P6" xml:id="id11" draw:id="id11" draw:layer="layout" svg:width="3.772cm" svg:height="0.889cm" svg:x="9.809cm" svg:y="5.826cm">
          <text:p text:style-name="P1">a_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9" draw:id="id9" draw:layer="layout" svg:width="6.985cm" svg:height="2.032cm" svg:x="8.874cm" svg:y="22.106cm">
          <text:p text:style-name="P1">Annotation/Label()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2.176cm" svg:y1="20.436cm" svg:x2="12.366cm" svg:y2="22.106cm" draw:start-shape="id4" draw:start-glue-point="2" draw:end-shape="id9" svg:d="M12176 20436v835h190v835" svg:viewBox="0 0 191 1671">
          <text:p text:style-name="P1">detected_windows</text:p>
        </draw:connector>
        <draw:custom-shape draw:style-name="gr14" draw:text-style-name="P1" xml:id="id10" draw:id="id10" draw:layer="layout" svg:width="4.572cm" svg:height="1.016cm" svg:x="10.144cm" svg:y="25.384cm">
          <text:p text:style-name="P1">marked_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12.366cm" svg:y1="24.138cm" svg:x2="12.43cm" svg:y2="25.384cm" draw:start-shape="id9" draw:start-glue-point="2" draw:end-shape="id10" draw:end-glue-point="4" svg:d="M12366 24138v623h64v623" svg:viewBox="0 0 65 1247">
          <text:p/>
        </draw:connector>
        <draw:connector draw:style-name="gr15" draw:text-style-name="P8" draw:layer="layout" draw:line-skew="-0.807cm" svg:x1="5.102cm" svg:y1="8.874cm" svg:x2="8.785cm" svg:y2="15.819cm" draw:start-shape="id2" draw:start-glue-point="3" draw:end-shape="id3" draw:end-glue-point="3" svg:d="M5102 8874h-1308v6945h4991" svg:viewBox="0 0 4992 6946">
          <text:p text:style-name="P7">Features X</text:p>
          <text:p text:style-name="P7"/>
        </draw:connector>
        <draw:connector draw:style-name="gr11" draw:text-style-name="P3" draw:layer="layout" svg:x1="11.695cm" svg:y1="6.715cm" svg:x2="11.769cm" svg:y2="7.604cm" draw:start-shape="id11" draw:start-glue-point="8" draw:end-shape="id6" draw:end-glue-point="0" svg:d="M11695 6715v444h74v445" svg:viewBox="0 0 75 890">
          <text:p/>
        </draw:connector>
        <draw:connector draw:style-name="gr7" draw:text-style-name="P5" draw:layer="layout" svg:x1="1.889cm" svg:y1="2.016cm" svg:x2="8.785cm" svg:y2="15.819cm" draw:start-shape="id5" draw:start-glue-point="5" draw:end-shape="id3" draw:end-glue-point="3" svg:d="M1889 2016h-501v13803h7397" svg:viewBox="0 0 7398 13804">
          <text:p text:style-name="P4">Labels Y</text:p>
          <text:p text:style-name="P4"/>
          <text:p text:style-name="P4"/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9:18:12.882676682</meta:creation-date>
    <dc:date>2017-02-16T23:36:39.627803253</dc:date>
    <meta:editing-duration>PT1H21M54S</meta:editing-duration>
    <meta:editing-cycles>31</meta:editing-cycles>
    <meta:generator>LibreOffice/5.2.2.2$Linux_X86_64 LibreOffice_project/20m0$Build-2</meta:generator>
    <meta:document-statistic meta:object-count="22"/>
  </office:meta>
</office:document-meta>
</file>